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TagDiff.setTag2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TagDiff.setTag1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TagDiff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vnTagDiff.setDes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nTagDiff.setBaseURL( String 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vnTagDiff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